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3333" style:font-name="Verdana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0000"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color="#ff0000" style:font-name="Verdan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c9211e" style:font-name="Verdana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c9211e" style:font-name="Verdana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6666" style:font-name="Verdana" fo:font-size="14pt" fo:font-weight="normal" fo:background-color="#ffffff" style:font-size-asian="14pt" style:font-weight-asian="normal" style:font-size-complex="14pt" style:font-weight-complex="normal"/>
    </style:style>
    <style:style style:name="T9" style:family="text">
      <style:text-properties fo:color="#ff6666" style:font-name="Verdana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ff6666"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ff6666" style:font-name="Verdan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ff6666" style:font-name="Verdana" fo:font-size="14pt" fo:font-style="normal" fo:font-weight="normal" fo:background-color="#66ff66" style:font-size-asian="14pt" style:font-style-asian="normal" style:font-weight-asian="normal" style:font-size-complex="14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Übungsaufgabe Paketverwaltung Red Hat</text:p>
      <text:p text:style-name="P1"/>
      <text:p text:style-name="Standard"><text:span text:style-name="T2"><text:line-break/>Nehmen wir einmal an wir haben den Job in Pias Startup als Linux-Administrator oder Administratorin bekommen.<text:line-break/>Am Freitag, nach dem Frühstück, sollen wir zu einem Kunden fahren und den Apache Web-Server unter CentOS installieren. <text:line-break/><text:line-break/></text:span><text:a xlink:type="simple" xlink:href="https://access.redhat.com/articles/yum-cheat-sheet" text:style-name="Internet_20_link" text:visited-style-name="Visited_20_Internet_20_Link"><text:span text:style-name="T2">https://access.redhat.com/articles/yum-cheat-sheet</text:span></text:a><text:span text:style-name="T2"> <text:line-break/><text:line-break/></text:span><text:a xlink:type="simple" xlink:href="https://de.wikipedia.org/wiki/Apache_HTTP_Server" text:style-name="Internet_20_link" text:visited-style-name="Visited_20_Internet_20_Link"><text:span text:style-name="T2">https://de.wikipedia.org/wiki/Apache_HTTP_Server</text:span></text:a><text:span text:style-name="T2"> <text:line-break/><text:line-break/><text:line-break/><text:line-break/>1. Wie würden Sie vorgehen?<text:line-break/><text:line-break/></text:span><text:span text:style-name="T7">unter CentOS Netzwerk einschalten!!!</text:span><text:span text:style-name="T2"><text:line-break/><text:line-break/><text:line-break/>2. Suchen Sie zunächst nach einem passenden Paket<text:line-break/><text:line-break/></text:span><text:span text:style-name="T1">yum search Apache Server<text:line-break/></text:span></text:p>
      <text:p text:style-name="Standard"><text:span text:style-name="T2">3. Lassen Sie sich die Informationen zu dem Paket anzeigen<text:line-break/><text:line-break/></text:span><text:span text:style-name="T1">yum info httpd</text:span><text:span text:style-name="T2"><text:line-break/><text:line-break/>4. Installieren Sie das Paket<text:line-break/><text:line-break/></text:span><text:span text:style-name="T8">sudo yum install httpd</text:span><text:span text:style-name="T2"><text:line-break/><text:line-break/>5. Prüfen und Installieren Sie ggf. Updates<text:line-break/><text:line-break/></text:span><text:span text:style-name="T9">sudo yum update httpd <text:line-break/><text:line-break/>mit </text:span><text:span text:style-name="T10">systemctl enable httpd</text:span><text:span text:style-name="T9"> das systemd.target erstellen,<text:line-break/><text:line-break/>mit </text:span><text:span text:style-name="T10">systemctl start httpd.service </text:span><text:span text:style-name="T11">Server starten<text:line-break/><text:line-break/></text:span><text:span text:style-name="T10">systemctl status httpd </text:span><text:span text:style-name="T11">zeigt uns den Status an. <text:line-break/>Sollte aktiv und </text:span><text:span text:style-name="T12">grün</text:span><text:span text:style-name="T11"> sein<text:line-break/><text:line-break/><text:line-break/></text:span><text:soft-page-break/><text:span text:style-name="T10">firefox 127.0.0.1</text:span><text:span text:style-name="T11"> ruft in firefox die Apache-Startseite auf</text:span><text:span text:style-name="T9"><text:line-break/><text:line-break/><text:line-break/>Das Ganze funktioniert selbstverständlich auch mit rpm <text:line-break/>und unter debian</text:span><text:span text:style-name="T3"><text:line-break/><text:line-break/></text:span><text:a xlink:type="simple" xlink:href="https://www.thomas-krenn.com/de/wiki/Rpm_und_dpkg_Kommandos" text:style-name="Internet_20_link" text:visited-style-name="Visited_20_Internet_20_Link">https://www.thomas-krenn.com/de/wiki/Rpm_und_dpkg_Kommandos</text:a><text:span text:style-name="T3"> <text:line-break/><text:line-break/></text:span><text:a xlink:type="simple" xlink:href="https://wiki.ubuntuusers.de/Apache_2.4/" text:style-name="Internet_20_link" text:visited-style-name="Visited_20_Internet_20_Link">https://wiki.ubuntuusers.de/Apache_2.4/</text:a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9T08:06:17.68</meta:creation-date>
    <dc:date>2020-05-22T10:15:09.68</dc:date>
    <meta:editing-duration>PT16H20M1S</meta:editing-duration>
    <meta:editing-cycles>22</meta:editing-cycles>
    <meta:generator>OpenOffice/4.1.7$Win32 OpenOffice.org_project/417m1$Build-9800</meta:generator>
    <meta:print-date>2020-05-22T08:33:21.98</meta:print-date>
    <meta:document-statistic meta:table-count="0" meta:image-count="0" meta:object-count="0" meta:page-count="2" meta:paragraph-count="3" meta:word-count="140" meta:character-count="1143"/>
  </office:meta>
</office:document-meta>
</file>